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ff" style:font-name="Liberation Serif" fo:font-size="12pt" officeooo:rsid="00104d2d" officeooo:paragraph-rsid="00104d2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ff" style:font-name="Liberation Serif" fo:font-size="12pt" officeooo:rsid="001e1194" officeooo:paragraph-rsid="00104d2d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04d2d" officeooo:paragraph-rsid="00104d2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063ac" officeooo:paragraph-rsid="00104d2d" style:font-size-asian="12pt" style:font-weight-asian="bold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063ac" officeooo:paragraph-rsid="001063ac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officeooo:rsid="00104d2d" officeooo:paragraph-rsid="00104d2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/>
    </style:style>
    <style:style style:name="P8" style:family="paragraph" style:parent-style-name="Standard">
      <style:paragraph-properties fo:text-align="start" style:justify-single-word="false"/>
      <style:text-properties fo:color="#000099" style:font-name="Liberation Serif" officeooo:rsid="00127e80" officeooo:paragraph-rsid="0011805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63ac" style:font-weight-asian="bold"/>
    </style:style>
    <style:style style:name="T3" style:family="text">
      <style:text-properties fo:font-weight="bold" fo:background-color="#ffff00" loext:char-shading-value="0" style:font-weight-asian="bold"/>
    </style:style>
    <style:style style:name="T4" style:family="text">
      <style:text-properties fo:font-weight="bold" fo:background-color="#ffff00" loext:char-shading-value="0" style:font-weight-asian="bold"/>
    </style:style>
    <style:style style:name="T5" style:family="text">
      <style:text-properties fo:font-weight="bold" officeooo:rsid="001063ac" fo:background-color="#ffff00" loext:char-shading-value="0" style:font-weight-asian="bold"/>
    </style:style>
    <style:style style:name="T6" style:family="text">
      <style:text-properties fo:font-weight="bold" officeooo:rsid="001063ac" fo:background-color="#ffff00" loext:char-shading-value="0" style:font-weight-asian="bold"/>
    </style:style>
    <style:style style:name="T7" style:family="text">
      <style:text-properties officeooo:rsid="001063ac"/>
    </style:style>
    <style:style style:name="T8" style:family="text">
      <style:text-properties fo:color="#ffff00"/>
    </style:style>
    <style:style style:name="T9" style:family="text">
      <style:text-properties fo:color="#ffa500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background-color="#ffff00" loext:char-shading-value="0"/>
    </style:style>
    <style:style style:name="T12" style:family="text">
      <style:text-properties style:use-window-font-color="true"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SA – <text:span text:style-name="T7">CLIENTS i PROVEÏDORS</text:span></text:p>
      <text:p text:style-name="P2"/>
      <text:p text:style-name="P3">Una <text:span text:style-name="T12">empresa</text:span> té diverses <text:span text:style-name="T14">fàbriques</text:span>. A cadascuna s'hi fabriquen una sèrie de <text:span text:style-name="T14">productes</text:span> finals. Un producte no es fabrica a més d'una fàbrica.</text:p>
      <text:p text:style-name="P3"/>
      <text:p text:style-name="P6"><text:span text:style-name="T1">A l'empresa hi treballen moltes </text:span><text:span text:style-name="T4">persones</text:span><text:span text:style-name="T1">, cadascuna d'elles està assignada a una fàbrica però pot ser traslladada a una altra i es vol mantenir </text:span><text:span text:style-name="T4">l'historial</text:span><text:span text:style-name="T1"> de totes les fàbriques on tothom ha treballat. </text:span><text:span text:style-name="T2">També es vol guardar quines d'aquestes</text:span><text:span text:style-name="T1"> persones formen part de la direcció de la fàbrica </text:span><text:span text:style-name="T2">on treballen o han treballat</text:span><text:span text:style-name="T1">. </text:span><text:span text:style-name="T2">A més a més, per cada persona es vol guardar l'</text:span><text:span text:style-name="T6">especialitat o especialitats</text:span><text:span text:style-name="T2"> que té (ja sigui per títols acadèmics, per formació laboral o per experiència laboral).</text:span></text:p>
      <text:p text:style-name="P4"/>
      <text:p text:style-name="P5">Cada fàbrica compra a diversos <text:span text:style-name="T14">proveïdors</text:span> les <text:span text:style-name="T14">matèries primeres</text:span> que, degudament elaborades, es convertiran en els productes finals esmentats anteriorment. Es vol un <text:span text:style-name="T14">històric de totes les comandes realitzades als proveïdors</text:span> de l'empresa amb el cost corresponent per línia de comanda.</text:p>
      <text:p text:style-name="P5"/>
      <text:p text:style-name="P5">Es voldrà registrar la <text:span text:style-name="T14">composició elemental </text:span>(les matèries primeres que conté) de cadascun dels productes finals de l'empresa).</text:p>
      <text:p text:style-name="P5"/>
      <text:p text:style-name="P5">Els <text:span text:style-name="T14">clients</text:span> de l'empresa fan les seves comandes de diferents productes. A partir de les comandes es serviran els productes i es generaran les factures.</text:p>
      <text:p text:style-name="P5"/>
      <text:p text:style-name="P5">L'empresa disposa de més <text:span text:style-name="T14">magatzems</text:span> que fàbriques per millorar la distribució dels seus productes. A cada client se li assigna el magatzem més pròxim al seu domicili i s'intenta servir les seves comandes des d'aquell magatzem si l'stock és suficient.</text:p>
      <text:p text:style-name="P7"/>
      <text:p text:style-name="P8">Dissenyar la B.D. amb els diagrames E/R i implementar-la amb PostgreSQ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18T23:40:22.374000000</meta:creation-date>
    <dc:date>2020-11-25T19:05:12.814271345</dc:date>
    <meta:editing-duration>PT1H39M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42" meta:character-count="1533" meta:non-whitespace-character-count="1298"/>
  </office:meta>
</office:document-meta>
</file>